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in"/>
    </style:style>
    <style:style style:name="Table1.B" style:family="table-column">
      <style:table-column-properties style:column-width="4.6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5e85" officeooo:paragraph-rsid="001a5e85"/>
    </style:style>
    <style:style style:name="P2" style:family="paragraph" style:parent-style-name="Standard">
      <style:text-properties officeooo:rsid="001c71a0" officeooo:paragraph-rsid="001c71a0"/>
    </style:style>
    <style:style style:name="P3" style:family="paragraph" style:parent-style-name="Standard">
      <style:text-properties fo:font-weight="normal" officeooo:rsid="001f03d7" officeooo:paragraph-rsid="001c71a0" style:font-weight-asian="normal" style:font-weight-complex="normal"/>
    </style:style>
    <style:style style:name="P4" style:family="paragraph" style:parent-style-name="Text_20_body">
      <style:text-properties style:font-name="Segoe UI" fo:font-size="11.5pt" fo:background-color="#ffffff"/>
    </style:style>
    <style:style style:name="P5" style:family="paragraph" style:parent-style-name="Text_20_body">
      <style:text-properties style:font-name="Segoe UI" fo:font-size="11.5pt" fo:language="en" fo:country="US" fo:background-color="#ffffff"/>
    </style:style>
    <style:style style:name="P6" style:family="paragraph" style:parent-style-name="Text_20_body">
      <style:paragraph-properties fo:orphans="2" fo:widows="2"/>
      <style:text-properties style:font-name="Segoe UI" fo:font-size="11.5pt" fo:language="en" fo:country="US" fo:background-color="#ffffff"/>
    </style:style>
    <style:style style:name="P7" style:family="paragraph" style:parent-style-name="Text_20_body">
      <style:paragraph-properties fo:orphans="2" fo:widows="2"/>
      <style:text-properties fo:background-color="#ffffff"/>
    </style:style>
    <style:style style:name="P8" style:family="paragraph" style:parent-style-name="Text_20_body">
      <style:text-properties officeooo:rsid="00534862" officeooo:paragraph-rsid="00534862"/>
    </style:style>
    <style:style style:name="P9" style:family="paragraph" style:parent-style-name="Standard" style:list-style-name="L2">
      <style:text-properties officeooo:rsid="001fe2b9" officeooo:paragraph-rsid="001fe2b9"/>
    </style:style>
    <style:style style:name="P10" style:family="paragraph" style:parent-style-name="Standard" style:list-style-name="L2">
      <style:text-properties fo:font-weight="normal" officeooo:rsid="002107b9" officeooo:paragraph-rsid="002107b9" style:font-weight-asian="normal" style:font-weight-complex="normal"/>
    </style:style>
    <style:style style:name="P11" style:family="paragraph" style:parent-style-name="Standard" style:list-style-name="L2">
      <style:text-properties officeooo:rsid="00230ea7" officeooo:paragraph-rsid="00230ea7"/>
    </style:style>
    <style:style style:name="P12" style:family="paragraph" style:parent-style-name="Standard" style:list-style-name="L2">
      <style:text-properties officeooo:rsid="00253aa5" officeooo:paragraph-rsid="00253aa5"/>
    </style:style>
    <style:style style:name="P13" style:family="paragraph" style:parent-style-name="Text_20_body" style:list-style-name="L1">
      <style:text-properties officeooo:rsid="0056495a" officeooo:paragraph-rsid="0056495a"/>
    </style:style>
    <style:style style:name="P14" style:family="paragraph" style:parent-style-name="Text_20_body" style:list-style-name="L1">
      <style:text-properties officeooo:rsid="006cb390" officeooo:paragraph-rsid="006cb390"/>
    </style:style>
    <style:style style:name="P15" style:family="paragraph" style:parent-style-name="Text_20_body" style:list-style-name="L3"/>
    <style:style style:name="P16" style:family="paragraph" style:parent-style-name="Text_20_body" style:list-style-name="L3">
      <style:text-properties fo:font-weight="normal" style:font-weight-asian="normal" style:font-weight-complex="normal"/>
    </style:style>
    <style:style style:name="P17" style:family="paragraph" style:parent-style-name="Text_20_body" style:list-style-name="L3">
      <style:text-properties fo:font-weight="normal" officeooo:rsid="00314e16" officeooo:paragraph-rsid="00314e16" style:font-weight-asian="normal" style:font-weight-complex="normal"/>
    </style:style>
    <style:style style:name="P18" style:family="paragraph" style:parent-style-name="Text_20_body" style:list-style-name="L3">
      <style:text-properties fo:font-weight="normal" officeooo:rsid="00333cfa" officeooo:paragraph-rsid="00333cfa" style:font-weight-asian="normal" style:font-weight-complex="normal"/>
    </style:style>
    <style:style style:name="P19" style:family="paragraph" style:parent-style-name="Text_20_body" style:list-style-name="L3">
      <style:text-properties fo:font-weight="normal" officeooo:rsid="0034826a" officeooo:paragraph-rsid="0034826a" style:font-weight-asian="normal" style:font-weight-complex="normal"/>
    </style:style>
    <style:style style:name="P20" style:family="paragraph" style:parent-style-name="Text_20_body" style:list-style-name="L3">
      <style:text-properties fo:font-weight="normal" officeooo:rsid="00366734" officeooo:paragraph-rsid="00366734" style:font-weight-asian="normal" style:font-weight-complex="normal"/>
    </style:style>
    <style:style style:name="P21" style:family="paragraph" style:parent-style-name="Text_20_body" style:list-style-name="L3">
      <style:text-properties fo:font-weight="normal" officeooo:rsid="0037349a" officeooo:paragraph-rsid="0037349a" style:font-weight-asian="normal" style:font-weight-complex="normal"/>
    </style:style>
    <style:style style:name="P22" style:family="paragraph" style:parent-style-name="Text_20_body" style:list-style-name="L3">
      <style:text-properties fo:font-weight="normal" officeooo:rsid="003874ba" officeooo:paragraph-rsid="003874ba" style:font-weight-asian="normal" style:font-weight-complex="normal"/>
    </style:style>
    <style:style style:name="P23" style:family="paragraph" style:parent-style-name="Text_20_body" style:list-style-name="L3">
      <style:text-properties fo:font-weight="normal" officeooo:rsid="0038d5ac" officeooo:paragraph-rsid="0038d5ac" style:font-weight-asian="normal" style:font-weight-complex="normal"/>
    </style:style>
    <style:style style:name="P24" style:family="paragraph" style:parent-style-name="Text_20_body" style:list-style-name="L3">
      <style:text-properties fo:font-weight="normal" officeooo:rsid="003cf186" officeooo:paragraph-rsid="003cf186" style:font-weight-asian="normal" style:font-weight-complex="normal"/>
    </style:style>
    <style:style style:name="P25" style:family="paragraph" style:parent-style-name="Text_20_body" style:list-style-name="L3">
      <style:text-properties fo:font-weight="normal" officeooo:rsid="003f00ed" officeooo:paragraph-rsid="003f00ed" style:font-weight-asian="normal" style:font-weight-complex="normal"/>
    </style:style>
    <style:style style:name="P26" style:family="paragraph" style:parent-style-name="Text_20_body" style:list-style-name="L3">
      <style:text-properties fo:font-weight="normal" officeooo:rsid="0040f4ae" officeooo:paragraph-rsid="0040f4ae" style:font-weight-asian="normal" style:font-weight-complex="normal"/>
    </style:style>
    <style:style style:name="P27" style:family="paragraph" style:parent-style-name="Text_20_body" style:list-style-name="L3">
      <style:text-properties fo:font-weight="normal" officeooo:rsid="00430438" officeooo:paragraph-rsid="00430438" style:font-weight-asian="normal" style:font-weight-complex="normal"/>
    </style:style>
    <style:style style:name="P28" style:family="paragraph" style:parent-style-name="Text_20_body" style:list-style-name="L3">
      <style:text-properties fo:font-weight="normal" officeooo:rsid="00469c50" officeooo:paragraph-rsid="00469c50" style:font-weight-asian="normal" style:font-weight-complex="normal"/>
    </style:style>
    <style:style style:name="P29" style:family="paragraph" style:parent-style-name="Text_20_body">
      <style:text-properties fo:font-weight="normal" officeooo:rsid="005c8837" officeooo:paragraph-rsid="005b05c7" style:font-weight-asian="normal" style:font-weight-complex="normal"/>
    </style:style>
    <style:style style:name="P30" style:family="paragraph" style:parent-style-name="Text_20_body" style:list-style-name="L4">
      <style:text-properties fo:font-weight="normal" officeooo:rsid="006360f0" officeooo:paragraph-rsid="006360f0" style:font-weight-asian="normal" style:font-weight-complex="normal"/>
    </style:style>
    <style:style style:name="P31" style:family="paragraph" style:parent-style-name="Text_20_body" style:list-style-name="L4">
      <style:text-properties fo:font-weight="normal" officeooo:rsid="0065d325" officeooo:paragraph-rsid="0065d325" style:font-weight-asian="normal" style:font-weight-complex="normal"/>
    </style:style>
    <style:style style:name="P32" style:family="paragraph" style:parent-style-name="Text_20_body" style:list-style-name="L4">
      <style:text-properties fo:font-weight="normal" officeooo:rsid="0067e0e2" officeooo:paragraph-rsid="0067e0e2" style:font-weight-asian="normal" style:font-weight-complex="normal"/>
    </style:style>
    <style:style style:name="P33" style:family="paragraph" style:parent-style-name="Text_20_body" style:list-style-name="L4">
      <style:text-properties fo:font-weight="normal" officeooo:rsid="006b5a9a" officeooo:paragraph-rsid="006b5a9a" style:font-weight-asian="normal" style:font-weight-complex="normal"/>
    </style:style>
    <style:style style:name="P34" style:family="paragraph" style:parent-style-name="Text_20_body" style:list-style-name="L4">
      <style:text-properties fo:font-weight="normal" officeooo:rsid="006d6e86" officeooo:paragraph-rsid="006d6e86" style:font-weight-asian="normal" style:font-weight-complex="normal"/>
    </style:style>
    <style:style style:name="P35" style:family="paragraph" style:parent-style-name="Text_20_body" style:list-style-name="L4">
      <style:text-properties fo:font-weight="normal" officeooo:rsid="0070044f" officeooo:paragraph-rsid="0070044f" style:font-weight-asian="normal" style:font-weight-complex="normal"/>
    </style:style>
    <style:style style:name="P36" style:family="paragraph" style:parent-style-name="Text_20_body" style:list-style-name="L4">
      <style:text-properties fo:font-weight="normal" officeooo:rsid="0072c3bf" officeooo:paragraph-rsid="0072c3bf" style:font-weight-asian="normal" style:font-weight-complex="normal"/>
    </style:style>
    <style:style style:name="P37" style:family="paragraph" style:parent-style-name="Text_20_body" style:list-style-name="L4">
      <style:text-properties fo:font-weight="normal" officeooo:rsid="00785b82" officeooo:paragraph-rsid="0078d480" style:font-weight-asian="normal" style:font-weight-complex="normal"/>
    </style:style>
    <style:style style:name="P38" style:family="paragraph" style:parent-style-name="Text_20_body" style:list-style-name="L4">
      <style:text-properties fo:font-weight="normal" officeooo:rsid="007d318d" officeooo:paragraph-rsid="007d318d" style:font-weight-asian="normal" style:font-weight-complex="normal"/>
    </style:style>
    <style:style style:name="P39" style:family="paragraph" style:parent-style-name="Text_20_body" style:list-style-name="L4">
      <style:text-properties fo:font-weight="normal" officeooo:rsid="007fd0f6" officeooo:paragraph-rsid="007fd0f6" style:font-weight-asian="normal" style:font-weight-complex="normal"/>
    </style:style>
    <style:style style:name="P40" style:family="paragraph" style:parent-style-name="Text_20_body" style:list-style-name="L4">
      <style:text-properties fo:font-weight="normal" officeooo:rsid="00814b83" officeooo:paragraph-rsid="00814b83" style:font-weight-asian="normal" style:font-weight-complex="normal"/>
    </style:style>
    <style:style style:name="P41" style:family="paragraph" style:parent-style-name="Text_20_body" style:list-style-name="L4">
      <style:text-properties fo:font-weight="normal" officeooo:rsid="00822c07" officeooo:paragraph-rsid="00822c07" style:font-weight-asian="normal" style:font-weight-complex="normal"/>
    </style:style>
    <style:style style:name="P42" style:family="paragraph" style:parent-style-name="Text_20_body" style:list-style-name="L4">
      <style:text-properties fo:font-weight="normal" officeooo:rsid="0082e489" officeooo:paragraph-rsid="0082e489" style:font-weight-asian="normal" style:font-weight-complex="normal"/>
    </style:style>
    <style:style style:name="P43" style:family="paragraph" style:parent-style-name="Text_20_body" style:list-style-name="L4">
      <style:text-properties fo:font-weight="normal" officeooo:rsid="0083d5e6" officeooo:paragraph-rsid="0083d5e6" style:font-weight-asian="normal" style:font-weight-complex="normal"/>
    </style:style>
    <style:style style:name="P44" style:family="paragraph" style:parent-style-name="Text_20_body" style:list-style-name="L4">
      <style:text-properties fo:font-weight="normal" officeooo:rsid="00875711" officeooo:paragraph-rsid="00875711" style:font-weight-asian="normal" style:font-weight-complex="normal"/>
    </style:style>
    <style:style style:name="P45" style:family="paragraph" style:parent-style-name="Text_20_body" style:list-style-name="L4">
      <style:text-properties fo:font-weight="normal" officeooo:rsid="0087e0c2" officeooo:paragraph-rsid="0087e0c2" style:font-weight-asian="normal" style:font-weight-complex="normal"/>
    </style:style>
    <style:style style:name="P46" style:family="paragraph" style:parent-style-name="Text_20_body" style:list-style-name="L4">
      <style:text-properties fo:font-weight="normal" officeooo:rsid="0088fb88" officeooo:paragraph-rsid="0088fb88" style:font-weight-asian="normal" style:font-weight-complex="normal"/>
    </style:style>
    <style:style style:name="P47" style:family="paragraph" style:parent-style-name="Text_20_body" style:list-style-name="L4">
      <style:text-properties fo:font-weight="normal" officeooo:rsid="0089edbb" officeooo:paragraph-rsid="0089edbb" style:font-weight-asian="normal" style:font-weight-complex="normal"/>
    </style:style>
    <style:style style:name="P48" style:family="paragraph" style:parent-style-name="Text_20_body" style:list-style-name="L4">
      <style:text-properties fo:font-weight="normal" officeooo:rsid="008e4009" officeooo:paragraph-rsid="008e4009" style:font-weight-asian="normal" style:font-weight-complex="normal"/>
    </style:style>
    <style:style style:name="P49" style:family="paragraph" style:parent-style-name="Text_20_body" style:list-style-name="L4">
      <style:text-properties fo:font-weight="normal" officeooo:rsid="008be992" officeooo:paragraph-rsid="008be992" style:font-weight-asian="normal" style:font-weight-complex="normal"/>
    </style:style>
    <style:style style:name="P50" style:family="paragraph" style:parent-style-name="Text_20_body" style:list-style-name="L4">
      <style:text-properties fo:font-weight="normal" officeooo:rsid="008d5b81" officeooo:paragraph-rsid="008d5b81" style:font-weight-asian="normal" style:font-weight-complex="normal"/>
    </style:style>
    <style:style style:name="P51" style:family="paragraph" style:parent-style-name="Text_20_body" style:list-style-name="L4">
      <style:text-properties fo:font-weight="normal" officeooo:rsid="009762fc" officeooo:paragraph-rsid="009762fc" style:font-weight-asian="normal" style:font-weight-complex="normal"/>
    </style:style>
    <style:style style:name="P52" style:family="paragraph" style:parent-style-name="Text_20_body" style:list-style-name="L4">
      <style:text-properties fo:font-weight="normal" officeooo:rsid="0097ff8a" officeooo:paragraph-rsid="0097ff8a" style:font-weight-asian="normal" style:font-weight-complex="normal"/>
    </style:style>
    <style:style style:name="P53" style:family="paragraph" style:parent-style-name="Text_20_body" style:list-style-name="L4">
      <style:text-properties fo:font-weight="normal" officeooo:rsid="009a3e91" officeooo:paragraph-rsid="009a3e91" style:font-weight-asian="normal" style:font-weight-complex="normal"/>
    </style:style>
    <style:style style:name="P54" style:family="paragraph" style:parent-style-name="Text_20_body" style:list-style-name="L4">
      <style:text-properties fo:font-weight="normal" officeooo:rsid="009d3fe1" officeooo:paragraph-rsid="009d3fe1" style:font-weight-asian="normal" style:font-weight-complex="normal"/>
    </style:style>
    <style:style style:name="P55" style:family="paragraph" style:parent-style-name="Text_20_body" style:list-style-name="L5">
      <style:text-properties fo:font-weight="normal" officeooo:rsid="00a38740" officeooo:paragraph-rsid="00a38740" style:font-weight-asian="normal" style:font-weight-complex="normal"/>
    </style:style>
    <style:style style:name="P56" style:family="paragraph" style:parent-style-name="Text_20_body" style:list-style-name="L5">
      <style:text-properties fo:font-weight="normal" officeooo:rsid="00a68da7" officeooo:paragraph-rsid="00a68da7" style:font-weight-asian="normal" style:font-weight-complex="normal"/>
    </style:style>
    <style:style style:name="P57" style:family="paragraph" style:parent-style-name="Text_20_body" style:list-style-name="L5">
      <style:text-properties fo:font-weight="normal" officeooo:rsid="00a9af47" officeooo:paragraph-rsid="00b13dc1" style:font-weight-asian="normal" style:font-weight-complex="normal"/>
    </style:style>
    <style:style style:name="P58" style:family="paragraph" style:parent-style-name="Text_20_body">
      <style:text-properties fo:font-weight="normal" officeooo:rsid="00a9af47" officeooo:paragraph-rsid="00b13dc1" style:font-weight-asian="normal" style:font-weight-complex="normal"/>
    </style:style>
    <style:style style:name="P59" style:family="paragraph" style:parent-style-name="Text_20_body" style:list-style-name="L5">
      <style:text-properties fo:font-weight="normal" officeooo:rsid="00aa2426" officeooo:paragraph-rsid="00aa2426" style:font-weight-asian="normal" style:font-weight-complex="normal"/>
    </style:style>
    <style:style style:name="P60" style:family="paragraph" style:parent-style-name="Text_20_body" style:list-style-name="L5">
      <style:text-properties fo:font-weight="normal" officeooo:rsid="00ac7a39" officeooo:paragraph-rsid="00ac7a39" style:font-weight-asian="normal" style:font-weight-complex="normal"/>
    </style:style>
    <style:style style:name="P61" style:family="paragraph" style:parent-style-name="Text_20_body">
      <style:text-properties fo:font-weight="normal" officeooo:rsid="00b13dc1" officeooo:paragraph-rsid="00b13dc1" style:font-weight-asian="normal" style:font-weight-complex="normal"/>
    </style:style>
    <style:style style:name="P62" style:family="paragraph" style:parent-style-name="Text_20_body">
      <style:text-properties fo:font-weight="normal" officeooo:rsid="00b3f161" officeooo:paragraph-rsid="00b3f161" style:font-weight-asian="normal" style:font-weight-complex="normal"/>
    </style:style>
    <style:style style:name="P63" style:family="paragraph" style:parent-style-name="Text_20_body" style:list-style-name="L3">
      <style:text-properties fo:font-weight="bold" officeooo:rsid="00489191" officeooo:paragraph-rsid="00489191" style:font-weight-asian="bold" style:font-weight-complex="bold"/>
    </style:style>
    <style:style style:name="P64" style:family="paragraph" style:parent-style-name="Text_20_body" style:list-style-name="L4">
      <style:text-properties fo:font-weight="bold" officeooo:rsid="006f571c" officeooo:paragraph-rsid="006f571c" style:font-weight-asian="bold" style:font-weight-complex="bold"/>
    </style:style>
    <style:style style:name="P65" style:family="paragraph" style:parent-style-name="Text_20_body" style:list-style-name="L5">
      <style:text-properties fo:font-weight="bold" officeooo:rsid="00ab47ce" officeooo:paragraph-rsid="00ab47ce" style:font-weight-asian="bold" style:font-weight-complex="bold"/>
    </style:style>
    <style:style style:name="P66" style:family="paragraph" style:parent-style-name="Text_20_body" style:list-style-name="L6">
      <style:text-properties fo:font-weight="bold" officeooo:rsid="00e4e99b" officeooo:paragraph-rsid="00e4e99b" style:font-weight-asian="bold" style:font-weight-complex="bold"/>
    </style:style>
    <style:style style:name="P67" style:family="paragraph" style:parent-style-name="Text_20_body" style:list-style-name="L6">
      <style:text-properties fo:font-weight="bold" officeooo:rsid="00e61dc9" officeooo:paragraph-rsid="00e61dc9" style:font-weight-asian="bold" style:font-weight-complex="bold"/>
    </style:style>
    <style:style style:name="P68" style:family="paragraph" style:parent-style-name="Text_20_body" style:list-style-name="L6">
      <style:text-properties fo:font-weight="bold" officeooo:rsid="00e79033" officeooo:paragraph-rsid="00e79033" style:font-weight-asian="bold" style:font-weight-complex="bold"/>
    </style:style>
    <style:style style:name="P69" style:family="paragraph" style:parent-style-name="Text_20_body" style:list-style-name="L6">
      <style:text-properties fo:font-weight="bold" officeooo:rsid="00e97082" officeooo:paragraph-rsid="00e97082" style:font-weight-asian="bold" style:font-weight-complex="bold"/>
    </style:style>
    <style:style style:name="P70" style:family="paragraph" style:parent-style-name="Text_20_body" style:list-style-name="L6">
      <style:text-properties fo:font-weight="bold" officeooo:rsid="00ea6d6c" officeooo:paragraph-rsid="00ea6d6c" style:font-weight-asian="bold" style:font-weight-complex="bold"/>
    </style:style>
    <style:style style:name="P71" style:family="paragraph" style:parent-style-name="Text_20_body" style:list-style-name="L6">
      <style:text-properties fo:font-weight="bold" officeooo:rsid="00eb5028" officeooo:paragraph-rsid="00eb5028" style:font-weight-asian="bold" style:font-weight-complex="bold"/>
    </style:style>
    <style:style style:name="P72" style:family="paragraph" style:parent-style-name="Text_20_body" style:list-style-name="L6">
      <style:text-properties fo:font-weight="bold" officeooo:rsid="00ec1ad6" officeooo:paragraph-rsid="00ec1ad6" style:font-weight-asian="bold" style:font-weight-complex="bold"/>
    </style:style>
    <style:style style:name="P73" style:family="paragraph" style:parent-style-name="Text_20_body" style:list-style-name="L6">
      <style:text-properties fo:font-weight="bold" officeooo:rsid="00ecafd0" officeooo:paragraph-rsid="00f02d06" style:font-weight-asian="bold" style:font-weight-complex="bold"/>
    </style:style>
    <style:style style:name="P74" style:family="paragraph" style:parent-style-name="Text_20_body">
      <style:text-properties fo:font-weight="bold" officeooo:rsid="00ecafd0" officeooo:paragraph-rsid="00f02d06" style:font-weight-asian="bold" style:font-weight-complex="bold"/>
    </style:style>
    <style:style style:name="P75" style:family="paragraph" style:parent-style-name="Text_20_body">
      <style:text-properties fo:font-weight="bold" officeooo:rsid="00f167a7" officeooo:paragraph-rsid="00f2cf0b" style:font-weight-asian="bold" style:font-weight-complex="bold"/>
    </style:style>
    <style:style style:name="P76" style:family="paragraph" style:parent-style-name="Text_20_body">
      <style:text-properties fo:font-weight="bold" officeooo:rsid="00f167a7" officeooo:paragraph-rsid="00f42c15" style:font-weight-asian="bold" style:font-weight-complex="bold"/>
    </style:style>
    <style:style style:name="P77" style:family="paragraph" style:parent-style-name="Text_20_body">
      <style:text-properties fo:font-weight="bold" officeooo:rsid="00f167a7" officeooo:paragraph-rsid="00f79e4f" style:font-weight-asian="bold" style:font-weight-complex="bold"/>
    </style:style>
    <style:style style:name="P78" style:family="paragraph" style:parent-style-name="Text_20_body">
      <style:text-properties fo:font-weight="bold" officeooo:rsid="00f167a7" officeooo:paragraph-rsid="01075c19" style:font-weight-asian="bold" style:font-weight-complex="bold"/>
    </style:style>
    <style:style style:name="P79" style:family="paragraph" style:parent-style-name="Text_20_body" style:list-style-name="L7">
      <style:text-properties fo:font-weight="bold" officeooo:rsid="00f2a69b" officeooo:paragraph-rsid="00f2a69b" style:font-weight-asian="bold" style:font-weight-complex="bold"/>
    </style:style>
    <style:style style:name="P80" style:family="paragraph" style:parent-style-name="Text_20_body">
      <style:text-properties fo:font-weight="bold" officeooo:rsid="00fc28a6" officeooo:paragraph-rsid="00fc28a6" style:font-weight-asian="bold" style:font-weight-complex="bold"/>
    </style:style>
    <style:style style:name="P81" style:family="paragraph" style:parent-style-name="Text_20_body">
      <style:text-properties fo:font-weight="bold" officeooo:rsid="0100732d" officeooo:paragraph-rsid="0100732d" style:font-weight-asian="bold" style:font-weight-complex="bold"/>
    </style:style>
    <style:style style:name="P82" style:family="paragraph" style:parent-style-name="Text_20_body">
      <style:text-properties fo:font-weight="bold" officeooo:rsid="01035d88" officeooo:paragraph-rsid="01035d88" style:font-weight-asian="bold" style:font-weight-complex="bold"/>
    </style:style>
    <style:style style:name="P83" style:family="paragraph" style:parent-style-name="Text_20_body">
      <style:text-properties fo:font-weight="bold" officeooo:rsid="010539ac" officeooo:paragraph-rsid="010539ac" style:font-weight-asian="bold" style:font-weight-complex="bold"/>
    </style:style>
    <style:style style:name="P84" style:family="paragraph" style:parent-style-name="Text_20_body">
      <style:text-properties fo:font-weight="bold" officeooo:rsid="0106f265" officeooo:paragraph-rsid="0106f265" style:font-weight-asian="bold" style:font-weight-complex="bold"/>
    </style:style>
    <style:style style:name="P85" style:family="paragraph" style:parent-style-name="Text_20_body">
      <style:text-properties fo:font-weight="bold" officeooo:rsid="010903e2" officeooo:paragraph-rsid="01092c49" style:font-weight-asian="bold" style:font-weight-complex="bold"/>
    </style:style>
    <style:style style:name="P86" style:family="paragraph" style:parent-style-name="Text_20_body">
      <style:text-properties fo:font-weight="bold" officeooo:rsid="010a052f" officeooo:paragraph-rsid="010a052f" style:font-weight-asian="bold" style:font-weight-complex="bold"/>
    </style:style>
    <style:style style:name="P87" style:family="paragraph" style:parent-style-name="Text_20_body">
      <style:text-properties fo:font-weight="bold" officeooo:rsid="010b0e1d" officeooo:paragraph-rsid="010b0e1d" style:font-weight-asian="bold" style:font-weight-complex="bold"/>
    </style:style>
    <style:style style:name="P88" style:family="paragraph" style:parent-style-name="Text_20_body">
      <style:text-properties fo:font-weight="bold" officeooo:rsid="010d6d29" officeooo:paragraph-rsid="010d6d29" style:font-weight-asian="bold" style:font-weight-complex="bold"/>
    </style:style>
    <style:style style:name="P89" style:family="paragraph" style:parent-style-name="Text_20_body">
      <style:text-properties fo:font-weight="bold" officeooo:rsid="010ddadf" officeooo:paragraph-rsid="010ddadf" style:font-weight-asian="bold" style:font-weight-complex="bold"/>
    </style:style>
    <style:style style:name="P90" style:family="paragraph" style:parent-style-name="Text_20_body" style:list-style-name="L4">
      <style:text-properties officeooo:rsid="00554632" officeooo:paragraph-rsid="00554632"/>
    </style:style>
    <style:style style:name="P91" style:family="paragraph" style:parent-style-name="Text_20_body" style:list-style-name="L4">
      <style:text-properties officeooo:rsid="0055d3a3" officeooo:paragraph-rsid="005980d4"/>
    </style:style>
    <style:style style:name="P92" style:family="paragraph" style:parent-style-name="Text_20_body" style:list-style-name="L4">
      <style:text-properties officeooo:rsid="006018ad" officeooo:paragraph-rsid="006018ad"/>
    </style:style>
    <style:style style:name="P93" style:family="paragraph" style:parent-style-name="Text_20_body" style:list-style-name="L4">
      <style:text-properties officeooo:rsid="005980d4" officeooo:paragraph-rsid="005980d4"/>
    </style:style>
    <style:style style:name="P94" style:family="paragraph" style:parent-style-name="Text_20_body" style:list-style-name="L4">
      <style:text-properties officeooo:rsid="005b05c7" officeooo:paragraph-rsid="005b05c7"/>
    </style:style>
    <style:style style:name="P95" style:family="paragraph" style:parent-style-name="Text_20_body" style:list-style-name="L4">
      <style:text-properties officeooo:rsid="006360f0" officeooo:paragraph-rsid="006360f0"/>
    </style:style>
    <style:style style:name="P96" style:family="paragraph" style:parent-style-name="Text_20_body" style:list-style-name="L4">
      <style:text-properties officeooo:rsid="006387a0" officeooo:paragraph-rsid="006387a0"/>
    </style:style>
    <style:style style:name="P97" style:family="paragraph" style:parent-style-name="Text_20_body" style:list-style-name="L4">
      <style:text-properties officeooo:rsid="00645585" officeooo:paragraph-rsid="00645585"/>
    </style:style>
    <style:style style:name="P98" style:family="paragraph" style:parent-style-name="Text_20_body" style:list-style-name="L4">
      <style:text-properties officeooo:rsid="0065c4d9" officeooo:paragraph-rsid="0065c4d9"/>
    </style:style>
    <style:style style:name="P99" style:family="paragraph" style:parent-style-name="Text_20_body" style:list-style-name="L5">
      <style:text-properties officeooo:rsid="00a1a8fb" officeooo:paragraph-rsid="00a1a8fb"/>
    </style:style>
    <style:style style:name="P100" style:family="paragraph" style:parent-style-name="Text_20_body" style:list-style-name="L5">
      <style:text-properties officeooo:rsid="00a3725a" officeooo:paragraph-rsid="00a3725a"/>
    </style:style>
    <style:style style:name="P101" style:family="paragraph" style:parent-style-name="Text_20_body" style:list-style-name="L5">
      <style:text-properties officeooo:rsid="00a6558d" officeooo:paragraph-rsid="00a6558d"/>
    </style:style>
    <style:style style:name="P102" style:family="paragraph" style:parent-style-name="Text_20_body">
      <style:text-properties officeooo:rsid="00b8d333" officeooo:paragraph-rsid="00b8d333"/>
    </style:style>
    <style:style style:name="P103" style:family="paragraph" style:parent-style-name="Text_20_body">
      <style:text-properties officeooo:rsid="00ba266f" officeooo:paragraph-rsid="00ba266f"/>
    </style:style>
    <style:style style:name="P104" style:family="paragraph" style:parent-style-name="Text_20_body">
      <style:text-properties officeooo:rsid="00baec57" officeooo:paragraph-rsid="00c55ea9"/>
    </style:style>
    <style:style style:name="P105" style:family="paragraph" style:parent-style-name="Text_20_body">
      <style:text-properties officeooo:rsid="00c74fc6" officeooo:paragraph-rsid="00c74fc6"/>
    </style:style>
    <style:style style:name="P106" style:family="paragraph" style:parent-style-name="Text_20_body">
      <style:text-properties officeooo:rsid="00c871b3" officeooo:paragraph-rsid="00cba286"/>
    </style:style>
    <style:style style:name="P107" style:family="paragraph" style:parent-style-name="Text_20_body">
      <style:text-properties officeooo:rsid="00c94474" officeooo:paragraph-rsid="00c94474"/>
    </style:style>
    <style:style style:name="P108" style:family="paragraph" style:parent-style-name="Text_20_body">
      <style:text-properties officeooo:rsid="00d516fd" officeooo:paragraph-rsid="00d516fd"/>
    </style:style>
    <style:style style:name="P109" style:family="paragraph" style:parent-style-name="Text_20_body">
      <style:text-properties officeooo:rsid="00d64a5c" officeooo:paragraph-rsid="00d64a5c"/>
    </style:style>
    <style:style style:name="P110" style:family="paragraph" style:parent-style-name="Text_20_body">
      <style:text-properties officeooo:rsid="00d82622" officeooo:paragraph-rsid="00d82622"/>
    </style:style>
    <style:style style:name="P111" style:family="paragraph" style:parent-style-name="Text_20_body">
      <style:text-properties officeooo:rsid="00d8907e" officeooo:paragraph-rsid="00d8907e"/>
    </style:style>
    <style:style style:name="P112" style:family="paragraph" style:parent-style-name="Text_20_body">
      <style:text-properties officeooo:rsid="00dabcf1" officeooo:paragraph-rsid="00dabcf1"/>
    </style:style>
    <style:style style:name="P113" style:family="paragraph" style:parent-style-name="Text_20_body">
      <style:text-properties officeooo:rsid="00dcb1e3" officeooo:paragraph-rsid="00dcb1e3"/>
    </style:style>
    <style:style style:name="P114" style:family="paragraph" style:parent-style-name="Text_20_body" style:list-style-name="L6">
      <style:text-properties officeooo:rsid="00e0a8bd" officeooo:paragraph-rsid="00e0a8bd"/>
    </style:style>
    <style:style style:name="P115" style:family="paragraph" style:parent-style-name="Text_20_body" style:list-style-name="L6">
      <style:text-properties officeooo:rsid="00e22723" officeooo:paragraph-rsid="00e22723"/>
    </style:style>
    <style:style style:name="P116" style:family="paragraph" style:parent-style-name="Text_20_body" style:list-style-name="L6">
      <style:text-properties officeooo:rsid="00e31660" officeooo:paragraph-rsid="00e31660"/>
    </style:style>
    <style:style style:name="P117" style:family="paragraph" style:parent-style-name="Heading_20_1">
      <style:paragraph-properties fo:break-before="page"/>
    </style:style>
    <style:style style:name="P118" style:family="paragraph" style:parent-style-name="Heading_20_2">
      <style:paragraph-properties fo:break-before="page"/>
    </style:style>
    <style:style style:name="P119" style:family="paragraph" style:parent-style-name="Heading_20_3">
      <style:paragraph-properties fo:break-before="page"/>
    </style:style>
    <style:style style:name="P120" style:family="paragraph" style:parent-style-name="Table_20_Contents">
      <style:text-properties officeooo:rsid="00cba286" officeooo:paragraph-rsid="00cba286"/>
    </style:style>
    <style:style style:name="P121" style:family="paragraph" style:parent-style-name="Table_20_Contents">
      <style:text-properties officeooo:rsid="00ccfea8" officeooo:paragraph-rsid="00cba286"/>
    </style:style>
    <style:style style:name="P122" style:family="paragraph" style:parent-style-name="Table_20_Contents">
      <style:text-properties officeooo:rsid="00ccfea8" officeooo:paragraph-rsid="00ccfea8"/>
    </style:style>
    <style:style style:name="T1" style:family="text">
      <style:text-properties style:text-underline-style="solid" style:text-underline-width="auto" style:text-underline-color="font-color"/>
    </style:style>
    <style:style style:name="T2" style:family="text">
      <style:text-properties style:font-name="Segoe UI" fo:font-size="11.5pt" fo:language="en" fo:country="US"/>
    </style:style>
    <style:style style:name="T3" style:family="text">
      <style:text-properties style:font-name="Segoe UI" fo:font-size="11.5pt" fo:language="en" fo:country="US" style:text-underline-style="solid" style:text-underline-width="auto" style:text-underline-color="font-color"/>
    </style:style>
    <style:style style:name="T4" style:family="text">
      <style:text-properties officeooo:rsid="001abcd0"/>
    </style:style>
    <style:style style:name="T5" style:family="text">
      <style:text-properties fo:font-weight="bold" style:font-weight-asian="bold" style:font-weight-complex="bold"/>
    </style:style>
    <style:style style:name="T6" style:family="text">
      <style:text-properties fo:font-weight="bold" officeooo:rsid="002f9ee1" style:font-weight-asian="bold" style:font-weight-complex="bold"/>
    </style:style>
    <style:style style:name="T7" style:family="text">
      <style:text-properties fo:font-weight="bold" officeooo:rsid="0042c162" style:font-weight-asian="bold" style:font-weight-complex="bold"/>
    </style:style>
    <style:style style:name="T8" style:family="text">
      <style:text-properties fo:font-weight="bold" officeooo:rsid="00536c8b" style:font-weight-asian="bold" style:font-weight-complex="bold"/>
    </style:style>
    <style:style style:name="T9" style:family="text">
      <style:text-properties fo:font-weight="bold" officeooo:rsid="00576ef2" style:font-weight-asian="bold" style:font-weight-complex="bold"/>
    </style:style>
    <style:style style:name="T10" style:family="text">
      <style:text-properties fo:font-weight="bold" officeooo:rsid="005bfa5b" style:font-weight-asian="bold" style:font-weight-complex="bold"/>
    </style:style>
    <style:style style:name="T11" style:family="text">
      <style:text-properties fo:font-weight="bold" officeooo:rsid="0073cbfd" style:font-weight-asian="bold" style:font-weight-complex="bold"/>
    </style:style>
    <style:style style:name="T12" style:family="text">
      <style:text-properties fo:font-weight="bold" officeooo:rsid="0075abeb" style:font-weight-asian="bold" style:font-weight-complex="bold"/>
    </style:style>
    <style:style style:name="T13" style:family="text">
      <style:text-properties fo:font-weight="bold" officeooo:rsid="00a7ceb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d1aa3" style:font-weight-asian="normal" style:font-weight-complex="normal"/>
    </style:style>
    <style:style style:name="T16" style:family="text">
      <style:text-properties fo:font-weight="normal" officeooo:rsid="001f03d7" style:font-weight-asian="normal" style:font-weight-complex="normal"/>
    </style:style>
    <style:style style:name="T17" style:family="text">
      <style:text-properties fo:font-weight="normal" officeooo:rsid="0023973f" style:font-weight-asian="normal" style:font-weight-complex="normal"/>
    </style:style>
    <style:style style:name="T18" style:family="text">
      <style:text-properties fo:font-weight="normal" officeooo:rsid="002689ed" style:font-weight-asian="normal" style:font-weight-complex="normal"/>
    </style:style>
    <style:style style:name="T19" style:family="text">
      <style:text-properties fo:font-weight="normal" officeooo:rsid="002dbed4" style:font-weight-asian="normal" style:font-weight-complex="normal"/>
    </style:style>
    <style:style style:name="T20" style:family="text">
      <style:text-properties fo:font-weight="normal" officeooo:rsid="002f9ee1" style:font-weight-asian="normal" style:font-weight-complex="normal"/>
    </style:style>
    <style:style style:name="T21" style:family="text">
      <style:text-properties fo:font-weight="normal" officeooo:rsid="00539f74" style:font-weight-asian="normal" style:font-weight-complex="normal"/>
    </style:style>
    <style:style style:name="T22" style:family="text">
      <style:text-properties fo:font-weight="normal" officeooo:rsid="005ae6f5" style:font-weight-asian="normal" style:font-weight-complex="normal"/>
    </style:style>
    <style:style style:name="T23" style:family="text">
      <style:text-properties fo:font-weight="normal" officeooo:rsid="005c8837" style:font-weight-asian="normal" style:font-weight-complex="normal"/>
    </style:style>
    <style:style style:name="T24" style:family="text">
      <style:text-properties fo:font-weight="normal" officeooo:rsid="00e4e99b" style:font-weight-asian="normal" style:font-weight-complex="normal"/>
    </style:style>
    <style:style style:name="T25" style:family="text">
      <style:text-properties fo:font-weight="normal" officeooo:rsid="00e64194" style:font-weight-asian="normal" style:font-weight-complex="normal"/>
    </style:style>
    <style:style style:name="T26" style:family="text">
      <style:text-properties fo:font-weight="normal" officeooo:rsid="00e97082" style:font-weight-asian="normal" style:font-weight-complex="normal"/>
    </style:style>
    <style:style style:name="T27" style:family="text">
      <style:text-properties fo:font-weight="normal" officeooo:rsid="00f02d06" style:font-weight-asian="normal" style:font-weight-complex="normal"/>
    </style:style>
    <style:style style:name="T28" style:family="text">
      <style:text-properties fo:font-weight="normal" officeooo:rsid="00ee34a2" style:font-weight-asian="normal" style:font-weight-complex="normal"/>
    </style:style>
    <style:style style:name="T29" style:family="text">
      <style:text-properties fo:font-weight="normal" officeooo:rsid="00f192bf" style:font-weight-asian="normal" style:font-weight-complex="normal"/>
    </style:style>
    <style:style style:name="T30" style:family="text">
      <style:text-properties fo:font-weight="normal" officeooo:rsid="00f2cf0b" style:font-weight-asian="normal" style:font-weight-complex="normal"/>
    </style:style>
    <style:style style:name="T31" style:family="text">
      <style:text-properties fo:font-weight="normal" officeooo:rsid="00f42c15" style:font-weight-asian="normal" style:font-weight-complex="normal"/>
    </style:style>
    <style:style style:name="T32" style:family="text">
      <style:text-properties fo:font-weight="normal" officeooo:rsid="00f8e21f" style:font-weight-asian="normal" style:font-weight-complex="normal"/>
    </style:style>
    <style:style style:name="T33" style:family="text">
      <style:text-properties fo:font-weight="normal" officeooo:rsid="00f92c95" style:font-weight-asian="normal" style:font-weight-complex="normal"/>
    </style:style>
    <style:style style:name="T34" style:family="text">
      <style:text-properties fo:font-weight="normal" officeooo:rsid="00fdb6f8" style:font-weight-asian="normal" style:font-weight-complex="normal"/>
    </style:style>
    <style:style style:name="T35" style:family="text">
      <style:text-properties fo:font-weight="normal" officeooo:rsid="00fe27db" style:font-weight-asian="normal" style:font-weight-complex="normal"/>
    </style:style>
    <style:style style:name="T36" style:family="text">
      <style:text-properties fo:font-weight="normal" officeooo:rsid="0101bf7e" style:font-weight-asian="normal" style:font-weight-complex="normal"/>
    </style:style>
    <style:style style:name="T37" style:family="text">
      <style:text-properties fo:font-weight="normal" officeooo:rsid="01075c19" style:font-weight-asian="normal" style:font-weight-complex="normal"/>
    </style:style>
    <style:style style:name="T38" style:family="text">
      <style:text-properties fo:font-weight="normal" officeooo:rsid="01092c49" style:font-weight-asian="normal" style:font-weight-complex="normal"/>
    </style:style>
    <style:style style:name="T39" style:family="text">
      <style:text-properties fo:font-weight="normal" officeooo:rsid="010b2f50" style:font-weight-asian="normal" style:font-weight-complex="normal"/>
    </style:style>
    <style:style style:name="T40" style:family="text">
      <style:text-properties officeooo:rsid="00379b2d"/>
    </style:style>
    <style:style style:name="T41" style:family="text">
      <style:text-properties officeooo:rsid="003a0e21"/>
    </style:style>
    <style:style style:name="T42" style:family="text">
      <style:text-properties officeooo:rsid="003e339f"/>
    </style:style>
    <style:style style:name="T43" style:family="text">
      <style:text-properties officeooo:rsid="0042c162"/>
    </style:style>
    <style:style style:name="T44" style:family="text">
      <style:text-properties officeooo:rsid="004492fc"/>
    </style:style>
    <style:style style:name="T45" style:family="text">
      <style:text-properties officeooo:rsid="00498eac"/>
    </style:style>
    <style:style style:name="T46" style:family="text">
      <style:text-properties officeooo:rsid="004cf726"/>
    </style:style>
    <style:style style:name="T47" style:family="text">
      <style:text-properties officeooo:rsid="004e247c"/>
    </style:style>
    <style:style style:name="T48" style:family="text">
      <style:text-properties officeooo:rsid="00536c8b"/>
    </style:style>
    <style:style style:name="T49" style:family="text">
      <style:text-properties officeooo:rsid="006d6e86"/>
    </style:style>
    <style:style style:name="T50" style:family="text">
      <style:text-properties officeooo:rsid="0070773a"/>
    </style:style>
    <style:style style:name="T51" style:family="text">
      <style:text-properties officeooo:rsid="0075abeb"/>
    </style:style>
    <style:style style:name="T52" style:family="text">
      <style:text-properties officeooo:rsid="0078d480"/>
    </style:style>
    <style:style style:name="T53" style:family="text">
      <style:text-properties officeooo:rsid="007b8f15"/>
    </style:style>
    <style:style style:name="T54" style:family="text">
      <style:text-properties officeooo:rsid="007df84f"/>
    </style:style>
    <style:style style:name="T55" style:family="text">
      <style:text-properties officeooo:rsid="0083e22c"/>
    </style:style>
    <style:style style:name="T56" style:family="text">
      <style:text-properties officeooo:rsid="008de60f"/>
    </style:style>
    <style:style style:name="T57" style:family="text">
      <style:text-properties officeooo:rsid="008e73fc"/>
    </style:style>
    <style:style style:name="T58" style:family="text">
      <style:text-properties officeooo:rsid="0091548e"/>
    </style:style>
    <style:style style:name="T59" style:family="text">
      <style:text-properties officeooo:rsid="0092ad79"/>
    </style:style>
    <style:style style:name="T60" style:family="text">
      <style:text-properties officeooo:rsid="0095362e"/>
    </style:style>
    <style:style style:name="T61" style:family="text">
      <style:text-properties officeooo:rsid="0095fd46"/>
    </style:style>
    <style:style style:name="T62" style:family="text">
      <style:text-properties officeooo:rsid="0099385b"/>
    </style:style>
    <style:style style:name="T63" style:family="text">
      <style:text-properties officeooo:rsid="009c1e93"/>
    </style:style>
    <style:style style:name="T64" style:family="text">
      <style:text-properties officeooo:rsid="00a5ae1c"/>
    </style:style>
    <style:style style:name="T65" style:family="text">
      <style:text-properties officeooo:rsid="00a7ceb0"/>
    </style:style>
    <style:style style:name="T66" style:family="text">
      <style:text-properties officeooo:rsid="00ade500"/>
    </style:style>
    <style:style style:name="T67" style:family="text">
      <style:text-properties officeooo:rsid="00b1c065"/>
    </style:style>
    <style:style style:name="T68" style:family="text">
      <style:text-properties officeooo:rsid="00bbf15a"/>
    </style:style>
    <style:style style:name="T69" style:family="text">
      <style:text-properties officeooo:rsid="00c94474"/>
    </style:style>
    <style:style style:name="T70" style:family="text">
      <style:text-properties officeooo:rsid="00ca8bc2"/>
    </style:style>
    <style:style style:name="T71" style:family="text">
      <style:text-properties officeooo:rsid="00cfd0b5"/>
    </style:style>
    <style:style style:name="T72" style:family="text">
      <style:text-properties officeooo:rsid="00d12e78"/>
    </style:style>
    <style:style style:name="T73" style:family="text">
      <style:text-properties officeooo:rsid="00dd106e"/>
    </style:style>
    <style:style style:name="T74" style:family="text">
      <style:text-properties officeooo:rsid="00f02d06"/>
    </style:style>
    <style:style style:name="T75" style:family="text">
      <style:text-properties officeooo:rsid="00f2cf0b"/>
    </style:style>
    <style:style style:name="T76" style:family="text">
      <style:text-properties officeooo:rsid="00f42c15"/>
    </style:style>
    <style:style style:name="T77" style:family="text">
      <style:text-properties officeooo:rsid="00fdb6f8"/>
    </style:style>
    <style:style style:name="T78" style:family="text">
      <style:text-properties officeooo:rsid="01075c19"/>
    </style:style>
    <style:style style:name="T79" style:family="text">
      <style:text-properties officeooo:rsid="010b2f5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ar Students,</text:p>
      <text:p text:style-name="P5">Exam contents: <text:span text:style-name="T1">Part3: Spring Web MVC</text:span> (except maven, junit and security) and <text:span text:style-name="T1">Part5:Spring&amp;webservices</text:span>. The basic parts 'Servlet/JSP' and 'Spring basis' are used in “Spring Web MVC”: expression language, JSTL, autowired, etc. The basic parts are not separately interrogated.</text:p>
      <text:p text:style-name="P7"><text:span text:style-name="T3">Deel4: Spring&amp;JPA</text:span> <text:span text:style-name="T2">is not for exam. The parts JPA, Maven, JUnit and Security are used in “projecten 2TI”.</text:span></text:p>
      <text:p text:style-name="P6">The exam is open book. Slides are digital available. You get the classes ‘SpringMvcInitializer’ and ‘WebConfig with method viewResolver (the other you need to complete yourself)’.</text:p>
      <text:p text:style-name="P6">You can bring with you the examples and exercises on paper  (bundled up – no separated papers).</text:p>
      <text:p text:style-name="P6">For the exam, you have to make a Spring web application (no Maven).  You use  java configuration. You have to eliminate the xml and add the two configuration classes. You write  yourself the jsp screens, the controller class, the command class, etc. The webservices part can be examined on (digital) paper.</text:p>
      <text:p text:style-name="P6">The exam is open book, so I except a working application.</text:p>
      <text:p text:style-name="P5">Success,</text:p>
      <text:h text:style-name="Heading_20_1" text:outline-level="1">HTML</text:h>
      <text:list xml:id="list4590401415028519995" text:style-name="L1">
        <text:list-item>
          <text:p text:style-name="P13">&lt;meta http-equiv=”refresh” content=”1”/&gt; //refresh webpage every second</text:p>
        </text:list-item>
        <text:list-item>
          <text:p text:style-name="P13">&lt;link rel=”stylesheet” href=”css/style.css”/&gt;</text:p>
        </text:list-item>
        <text:list-item>
          <text:p text:style-name="P14">comments: <text:span text:style-name="T5">&lt;!-- … --&gt;</text:span></text:p>
        </text:list-item>
      </text:list>
      <text:h text:style-name="P117" text:outline-level="1">basics</text:h>
      <text:p text:style-name="P1">Client and server model, client sends request to server who responds with HTML<text:line-break/>HTML: content<text:line-break/>HTTP: Hypertext transport protocol, <text:span text:style-name="T4">request and response<text:line-break/>HTTP response stream: status code (succesfull?), content type (picture, HTML, …), content</text:span></text:p>
      <text:p text:style-name="P1"/>
      <text:p text:style-name="P2">HTTP request: HTTP method name eg website.be/<text:span text:style-name="T5">cursist/index<text:line-break/></text:span><text:span text:style-name="T15">HTTP protocols: GET </text:span><text:span text:style-name="T16">(get resource and send it back)</text:span><text:span text:style-name="T15"> and POST </text:span><text:span text:style-name="T16">(request something and at same time send form data to server)</text:span></text:p>
      <text:p text:style-name="P3"/>
      <text:list xml:id="list5027998576136294033" text:style-name="L2">
        <text:list-item>
          <text:p text:style-name="P9"><text:span text:style-name="T16">C</text:span><text:span text:style-name="T14">ontainer</text:span></text:p>
          <text:list>
            <text:list-item>
              <text:p text:style-name="P9"><text:span text:style-name="T14">Servlets don’t have main() method, servlets are under control of </text:span><text:span text:style-name="T5">Container</text:span></text:p>
              <text:list>
                <text:list-item>
                  <text:p text:style-name="P10">examples container: Tomcat, Glassfish, …</text:p>
                </text:list-item>
              </text:list>
            </text:list-item>
            <text:list-item>
              <text:p text:style-name="P11"><text:span text:style-name="T14">container receives the HTTP request/response and provides it to the servlet, </text:span><text:span text:style-name="T17">calls the servlet’s methods (eg doPost and doGet)</text:span></text:p>
            </text:list-item>
          </text:list>
        </text:list-item>
        <text:list-item>
          <text:p text:style-name="P12"><text:span text:style-name="T17">h</text:span><text:span text:style-name="T14">ow container handles request</text:span></text:p>
          <text:list>
            <text:list-item>
              <text:p text:style-name="P12"><text:span text:style-name="T14">user clicks URL to servlet, container sees which servlet the request is for, creates HttpServletResponse and HttpServletRequest, finds correct servlet based on URL, creates thread and passes request and response objects to that servlet thread.<text:line-break/></text:span><text:span text:style-name="T18">Calls the servlet’s service() method (either the doGet() or doPost() method) which generates the dynamic page, after that the container converts the response object into an HTTP response and sends it to the client, then deletes request&amp;response objects</text:span></text:p>
            </text:list-item>
          </text:list>
        </text:list-item>
      </text:list>
      <text:h text:style-name="Heading_20_2" text:outline-level="2">servlets</text:h>
      <text:p text:style-name="Text_20_body">Jsp : java server page</text:p>
      <text:list xml:id="list8162497698283557560" text:style-name="L3">
        <text:list-item>
          <text:p text:style-name="P15">client requests action be performed, server performs it : response-request system (each request In different thread)</text:p>
        </text:list-item>
        <text:list-item>
          <text:p text:style-name="P15">servlet = <text:span text:style-name="T5">java programming language class</text:span><text:span text:style-name="T14"> to extend capabilities of servers via request-response programming model, defines HTTP-specific servlet classes</text:span></text:p>
        </text:list-item>
        <text:list-item>
          <text:p text:style-name="P16">instance servlet non-existant? Load class, create instance, call init method<text:line-break/>need to remove servlet? it’s destroy method is called</text:p>
        </text:list-item>
        <text:list-item>
          <text:p text:style-name="P16">invokes service method, passing request and response object</text:p>
        </text:list-item>
        <text:list-item>
          <text:p text:style-name="P15"><text:span text:style-name="T5">HttpServlet</text:span><text:span text:style-name="T14"> Class: web-based servlets typically extend this class, <text:line-break/>ge</text:span><text:span text:style-name="T19">t(retrieve content of URL usually HTML)</text:span><text:span text:style-name="T14"> &amp; post requests, </text:span><text:span text:style-name="T20">URL defined by:</text:span><text:span text:style-name="T14"><text:line-break/></text:span><text:span text:style-name="T6">@WebServlet(name = “servletName”, urlPatterns={“/welcome1”}</text:span></text:p>
          <text:list>
            <text:list-item>
              <text:p text:style-name="P17">override doGet &amp; doPost method, <text:span text:style-name="T40">response.setContentType(“text/html”);<text:line-break/>try(Printwriter out = response.getWriter()){ out.println(“...”); } //try with resources</text:span><text:line-break/>can then do out.println(“&lt;html&gt;”)… to create page</text:p>
            </text:list-item>
            <text:list-item>
              <text:p text:style-name="P18">&lt;form action=”welcome1” method=”get”&gt;…</text:p>
            </text:list-item>
            <text:list-item>
              <text:p text:style-name="P19">servlets can have 3 names: client-known URL name, deployer-known secret internal name &amp; programmer-known actual file name</text:p>
            </text:list-item>
            <text:list-item>
              <text:p text:style-name="P20"><text:soft-page-break/>initial URL: properties project &gt; Run &gt; relative URL</text:p>
            </text:list-item>
            <text:list-item>
              <text:p text:style-name="P21">parameters inside doPost: request.getParameter(“naam”), </text:p>
            </text:list-item>
            <text:list-item>
              <text:p text:style-name="P22">GET requests can be bookmarked, POST requests cannot: GET is for getting, POST is for sending data to process</text:p>
            </text:list-item>
            <text:list-item>
              <text:p text:style-name="P23">example link: &lt;a href=”redirect?page=oracle”&gt;...&lt;/a&gt;<text:line-break/>have servlet with urlPattern ‘/redirect’, that processes the parameter page<text:line-break/><text:span text:style-name="T41">if(request.getParameter(“page”) == “oracle”){<text:line-break/> reponse.sendRedirect(“</text:span><text:a xlink:type="simple" xlink:href="http://oracle.com/" text:style-name="Internet_20_link" text:visited-style-name="Visited_20_Internet_20_Link"><text:span text:style-name="T41">http://oracle.com</text:span></text:a><text:span text:style-name="T41">”);<text:line-break/>}else{ response.sendRedirect(“welcome1”); }</text:span></text:p>
            </text:list-item>
          </text:list>
        </text:list-item>
        <text:list-item>
          <text:p text:style-name="P24">redirect vs request dispatch: <text:span text:style-name="T42">asking client to call someone else vs asking a co-worker to take over without client knowing (URL doens’t change)</text:span></text:p>
          <text:list>
            <text:list-item>
              <text:p text:style-name="P25">dispatch: RequestDispatches view = request.getRequestDispatcher(“result.jsp”);<text:line-break/>view.forward(request,response);</text:p>
            </text:list-item>
          </text:list>
        </text:list-item>
        <text:list-item>
          <text:p text:style-name="P26">session tracking <text:span text:style-name="T43">using </text:span><text:span text:style-name="T7">javax.servlet.http.HttpSession</text:span></text:p>
          <text:list>
            <text:list-item>
              <text:p text:style-name="P27">can set timeout, can invalidate it inside get/post<text:line-break/><text:span text:style-name="T44">session.setMaxInactiveInterval</text:span></text:p>
            </text:list-item>
            <text:list-item>
              <text:p text:style-name="P28">can setAttribute &amp; removeAttribute, <text:span text:style-name="T46">getCreationTime, getLastAccessedTime, getMaxInactiveInterval, getAttributeNames (enumeration of attribute names)</text:span></text:p>
            </text:list-item>
            <text:list-item>
              <text:p text:style-name="P63">HttpSession session = request.getSession(true); //<text:span text:style-name="T47">param = create session if not exist?</text:span><text:span text:style-name="T14"><text:line-break/></text:span>session.setAttribute(“English”, object);<text:line-break/><text:span text:style-name="T45">session.getId(); //get unique session id<text:line-break/>session.isNew(); //is session new?</text:span></text:p>
            </text:list-item>
          </text:list>
        </text:list-item>
      </text:list>
      <text:h text:style-name="Heading_20_2" text:outline-level="2">JSP</text:h>
      <text:p text:style-name="P8">Form → servlet (business logic, store beans in request session/application scope with <text:span text:style-name="T5">request.setAttribute(“a”,object);</text:span> ) → invoke appropriate JSP page <text:span text:style-name="T48">(extract data from beans </text:span><text:s/>→ <text:span text:style-name="T8">${object.naam}</text:span><text:span text:style-name="T21">) →</text:span> return result</text:p>
      <text:list xml:id="list4262468861698313825" text:style-name="L4">
        <text:list-item>
          <text:p text:style-name="P90">extension servlet technology, JSP becomes servlet, container translates JSP into servlet class</text:p>
        </text:list-item>
        <text:list-item>
          <text:p text:style-name="P91">put java inside HTML pages, </text:p>
          <text:list>
            <text:list-item>
              <text:p text:style-name="P91"><text:span text:style-name="T9">&lt;% out.print(new java.util.Date()); %&gt; //</text:span><text:span text:style-name="T22">put inside page</text:span></text:p>
            </text:list-item>
            <text:list-item>
              <text:p text:style-name="P92"><text:span text:style-name="T22">&lt;% </text:span><text:span text:style-name="T14">String name = (String) request.getAttribute(“firstName”); %&gt;<text:line-break/>&lt;h1&gt;&lt;%= name %&gt;&lt;/h1&gt;</text:span></text:p>
            </text:list-item>
            <text:list-item>
              <text:p text:style-name="P93"><text:span text:style-name="T9">&lt;%</text:span><text:span text:style-name="T5">= new java.util.Date() %&gt; //</text:span><text:span text:style-name="T22">same except without out.print</text:span></text:p>
            </text:list-item>
            <text:list-item>
              <text:p text:style-name="P94"><text:span text:style-name="T5">&lt;%@ page import = “java.util.Date, </text:span><text:span text:style-name="T10">domein.Rotator</text:span><text:span text:style-name="T5">” %&gt;</text:span><text:span text:style-name="T14"> //import </text:span><text:span text:style-name="T23">multiple</text:span></text:p>
            </text:list-item>
          </text:list>
        </text:list-item>
      </text:list>
      <text:p text:style-name="P29"/>
      <text:list xml:id="list163803861587042" text:continue-numbering="true" text:style-name="L4">
        <text:list-item>
          <text:p text:style-name="P95"><text:soft-page-break/><text:span text:style-name="T23">s</text:span><text:span text:style-name="T14">cope</text:span></text:p>
          <text:list>
            <text:list-item>
              <text:p text:style-name="P30">Page: within single JSP page for lifetime of current request</text:p>
              <text:list>
                <text:list-item>
                  <text:p text:style-name="P96"><text:span text:style-name="T14">JSP: </text:span><text:span text:style-name="T5">pageContext</text:span><text:span text:style-name="T14">.setAttribute(“vb”, object);</text:span></text:p>
                </text:list-item>
              </text:list>
            </text:list-item>
            <text:list-item>
              <text:p text:style-name="P30">Request: JSP page &amp; any page/servlet included in this page/forwarded to by this page</text:p>
              <text:list>
                <text:list-item>
                  <text:p text:style-name="P97"><text:span text:style-name="T14">jsp &amp; servlet: </text:span><text:span text:style-name="T5">request</text:span><text:span text:style-name="T14">.setAttribute(“vb”, object);</text:span></text:p>
                </text:list-item>
              </text:list>
            </text:list-item>
            <text:list-item>
              <text:p text:style-name="P30">Session: all JSP pages &amp; servlets that participate in certain user session</text:p>
              <text:list>
                <text:list-item>
                  <text:p text:style-name="P98"><text:span text:style-name="T14">jsp: </text:span><text:span text:style-name="T5">session.setAttribute(“vb”, object);<text:line-break/></text:span><text:span text:style-name="T14">servlet: </text:span><text:span text:style-name="T5">request.getSession().setAttribute(“vb”, object);</text:span></text:p>
                </text:list-item>
              </text:list>
            </text:list-item>
            <text:list-item>
              <text:p text:style-name="P30">Application: all JSP pages &amp; servlets part of webapp</text:p>
              <text:list>
                <text:list-item>
                  <text:p text:style-name="P31">jsp: <text:span text:style-name="T5">application.setAttribute(“vb”, object);<text:line-break/></text:span>servlet: <text:span text:style-name="T5">getServletContext().setAttribute(“vb”, object);</text:span></text:p>
                </text:list-item>
              </text:list>
            </text:list-item>
            <text:list-item>
              <text:p text:style-name="P32">in jsp: pageContext: <text:s/>REQUEST_SCOPE, SESSION_SCOPE, APPLICATION_SCOPE<text:line-break/>&lt;% <text:span text:style-name="T5">pageContext</text:span>.setAttribute(“vb”, obj, PageContext.REQUEST_SCOPE); %&gt;</text:p>
            </text:list-item>
          </text:list>
        </text:list-item>
        <text:list-item>
          <text:p text:style-name="P33">jsp scripting comp<text:span text:style-name="T49">o</text:span>nents</text:p>
          <text:list>
            <text:list-item>
              <text:p text:style-name="P33">scriptlets : <text:span text:style-name="T5">&lt;% … %&gt; <text:tab/></text:span>comments: <text:span text:style-name="T5">&lt;%-- … %&gt;<text:tab/></text:span>expressions: <text:span text:style-name="T5">&lt;%= … %&gt;<text:line-break/></text:span>declaration: <text:span text:style-name="T5">&lt;%! … %&gt;</text:span><text:tab/>directive: <text:span text:style-name="T5">&lt;%@ … %&gt;</text:span></text:p>
            </text:list-item>
            <text:list-item>
              <text:p text:style-name="P34">uses java → difficult to maintain → use java-free techniques: <text:line-break/><text:span text:style-name="T5">Expression Language &amp; JST</text:span></text:p>
            </text:list-item>
          </text:list>
        </text:list-item>
        <text:list-item>
          <text:p text:style-name="P64">Expression Language (EL)</text:p>
          <text:list>
            <text:list-item>
              <text:p text:style-name="P35">in jsp, resembles HTML by moving processing code into <text:span text:style-name="T5">JavaBeans</text:span>: <text:span text:style-name="T50">separation</text:span></text:p>
            </text:list-item>
            <text:list-item>
              <text:p text:style-name="P36">bean: public <text:span text:style-name="T5">class Circle{ private int radius;</text:span> <text:span text:style-name="T5">public Circle(){}<text:line-break/>public int getRadius(){return radius;}<text:line-break/>public void setRadius(int radius){this.radius = radius;} </text:span><text:span text:style-name="T11">}<text:line-break/></text:span><text:span text:style-name="T51">inside doPost: </text:span><text:span text:style-name="T12">request.setAttribute(“circle”, new Circle());</text:span><text:span text:style-name="T51"><text:line-break/>inside jsp: </text:span><text:span text:style-name="T12">${circle.radius}</text:span></text:p>
            </text:list-item>
            <text:list-item>
              <text:p text:style-name="P37">examples: ${person.dog.name} → person.getDog().getName(); <text:span text:style-name="T53">equivalent to:</text:span><text:line-break/><text:span text:style-name="T52">&lt;%= ((domain.Person)request.getAttribute(“person”)).getDog().getName() %&gt;</text:span></text:p>
            </text:list-item>
            <text:list-item>
              <text:p text:style-name="P38">${a.b} : a = map/<text:span text:style-name="T54">list/array/bean</text:span> <text:span text:style-name="T54">and</text:span> b = key/<text:span text:style-name="T54">index/index/bean property</text:span></text:p>
            </text:list-item>
            <text:list-item>
              <text:p text:style-name="P38">${a[“key”]} equivalent to ${a.key}</text:p>
              <text:list>
                <text:list-item>
                  <text:p text:style-name="P39">${colorList[0]} or ${colorList[“0”]} where colorList = java.util.List</text:p>
                </text:list-item>
                <text:list-item>
                  <text:p text:style-name="P40">request.setAttribute(“map1”, eenMap); request.setAttribute(“key”, “sleutel”);<text:line-break/>→ ${map1[key]}</text:p>
                </text:list-item>
              </text:list>
            </text:list-item>
            <text:list-item>
              <text:p text:style-name="P41">parameter values from post: ${param.name} = ${paramValues.name[0]} </text:p>
            </text:list-item>
          </text:list>
        </text:list-item>
        <text:list-item>
          <text:p text:style-name="P42"><text:soft-page-break/>&lt;<text:span text:style-name="T5">jsp:include&gt;</text:span> standard action: <text:span text:style-name="T55">include other pages (of same web app)</text:span></text:p>
          <text:list>
            <text:list-item>
              <text:p text:style-name="P43">&lt;jsp:include page=”header.jsp”/&gt; content &lt;jsp:include page=”footer.jsp”/&gt;</text:p>
            </text:list-item>
            <text:list-item>
              <text:p text:style-name="P44">customizing with &lt;jsp:param&gt;</text:p>
              <text:list>
                <text:list-item>
                  <text:p text:style-name="P44">&lt;jsp:include page=”...”&gt;<text:line-break/><text:tab/>&lt;jsp:param name=”title” value=”this is the header”/&gt;<text:line-break/>&lt;/jsp:include&gt;</text:p>
                </text:list-item>
              </text:list>
            </text:list-item>
          </text:list>
        </text:list-item>
        <text:list-item>
          <text:p text:style-name="P45">&lt;<text:span text:style-name="T5">jsp:forward&gt;</text:span> : forwarding from one jsp to another</text:p>
          <text:list>
            <text:list-item>
              <text:p text:style-name="P46">&lt;% if(...){ %&gt;<text:line-break/> <text:tab/>&lt;jsp:forward page=”handleIt.jsp”/&gt;<text:line-break/>&lt;% } %&gt;</text:p>
            </text:list-item>
          </text:list>
        </text:list-item>
        <text:list-item>
          <text:p text:style-name="P47">JSTL: more functionality, <text:span text:style-name="T56">embed logic within JSP page without using java</text:span></text:p>
          <text:list>
            <text:list-item>
              <text:p text:style-name="P48">project properties &gt; libraries &gt; add library &gt; JSTL 1.2.1</text:p>
            </text:list-item>
            <text:list-item>
              <text:p text:style-name="P47">&lt;%@ taglib prefix="c" uri="<text:a xlink:type="simple" xlink:href="http://java.sun.com/jsp/jstl/core" text:style-name="Internet_20_link" text:visited-style-name="Visited_20_Internet_20_Link">http://java.sun.com/jsp/jstl/core</text:a>"%&gt;</text:p>
              <text:list>
                <text:list-item>
                  <text:p text:style-name="P49">&lt;c:forEach <text:span text:style-name="T57">var=”color” items=”${colorArray}” vaarStatus=”loopCounter”</text:span>&gt; <text:line-break/><text:tab/><text:span text:style-name="T58">${loopCounter.count} ${color}</text:span> <text:line-break/>&lt;/c:forEach&gt;</text:p>
                </text:list-item>
                <text:list-item>
                  <text:p text:style-name="P47">&lt;c:if test=”${empty param.userName}”&gt;<text:line-break/> <text:tab/>&lt;jsp:forward page=”HandleIt.jsp”/&gt;<text:line-break/>&lt;/c:if&gt;</text:p>
                </text:list-item>
                <text:list-item>
                  <text:p text:style-name="P50">&lt;c:choose&gt;<text:line-break/> <text:tab/><text:span text:style-name="T59">&lt;c:when test=”${userType == ‘student’}”&gt; … &lt;/c:when&gt;<text:line-break/> <text:tab/>&lt;c:when test=”${...}”&gt; … &lt;/c:when&gt;<text:line-break/><text:tab/>&lt;c:otherwise&gt; … &lt;/c:otherwise&gt;<text:line-break/>&lt;/c:choose&gt;</text:span></text:p>
                </text:list-item>
                <text:list-item>
                  <text:p text:style-name="P50"><text:span text:style-name="T60">import content from outside the container (other websites, ...)</text:span><text:line-break/>&lt;c:import <text:span text:style-name="T61">url=”web.com/horse.html”/</text:span>&gt;</text:p>
                </text:list-item>
                <text:list-item>
                  <text:p text:style-name="P51">&lt;c:set&gt;, &lt;c:out&gt;, &lt;c:remove&gt;, &lt;c:catch&gt;, &lt;c:url&gt; , &lt;c:redirect&gt;, &lt;c:param&gt;, &lt;c:forEachToken&gt;</text:p>
                </text:list-item>
              </text:list>
            </text:list-item>
            <text:list-item>
              <text:p text:style-name="P51">formatting:</text:p>
              <text:list>
                <text:list-item>
                  <text:p text:style-name="P51">&lt;fmt:message&gt;, &lt;fmt:setLocale&gt;, &lt;fmt:bundle&gt;, &lt;fmt:setBundle&gt;, &lt;fmt:param&gt;, &lt;fmt:timeZone&gt;, &lt;fmt:setTimeZone&gt;, &lt;fmt:formatNumber&gt;, &lt;fmt:parseNumber&gt;, &lt;fmt:parseDate&gt;</text:p>
                </text:list-item>
              </text:list>
            </text:list-item>
            <text:list-item>
              <text:p text:style-name="P52">custom tags <text:span text:style-name="T62">(glorified includes)</text:span></text:p>
              <text:list>
                <text:list-item>
                  <text:p text:style-name="P53">in header.tag <text:span text:style-name="T63">(rtexprvalue true→ can be string literator or expression)<text:line-break/>creation: new file &gt; other &gt; web &gt; tag file</text:span><text:line-break/><text:soft-page-break/>&lt;%@ attribute name=”subTitle” required=”true” rtexprvalue=”true” %&gt;<text:line-break/><text:span text:style-name="T63">&lt;em&gt;${subTitle}&lt;/em&gt;<text:line-break/>in jsp:<text:line-break/>&lt;%@ taglib prefix=”myTags” tagdir=”/WEB-INF/tags” %&gt;<text:line-break/>&lt;myTags:header subTitle=”this is my header”/&gt;</text:span></text:p>
                </text:list-item>
                <text:list-item>
                  <text:p text:style-name="P54">new file &gt; web &gt; tag handler</text:p>
                </text:list-item>
              </text:list>
            </text:list-item>
          </text:list>
        </text:list-item>
      </text:list>
      <text:h text:style-name="Heading_20_2" text:outline-level="2">spring basics</text:h>
      <text:list xml:id="list8189804855714090082" text:style-name="L5">
        <text:list-item>
          <text:p text:style-name="P101">Project properties &gt; libraries &gt; add library &gt; spring framework 4.0.1</text:p>
        </text:list-item>
        <text:list-item>
          <text:p text:style-name="P99">Inversion of control (hollywood principle): don’t call me, i’ll call you</text:p>
          <text:list>
            <text:list-item>
              <text:p text:style-name="P100">outside entity (container) <text:span text:style-name="T5">wires</text:span><text:span text:style-name="T14"> together objects so that objects are given their </text:span><text:span text:style-name="T5">dependencies</text:span></text:p>
            </text:list-item>
          </text:list>
        </text:list-item>
        <text:list-item>
          <text:p text:style-name="P55">dependency injection: class <text:s/>A needs class B → A is dependent on class B, class B will get injected into class A by the IoC container</text:p>
          <text:list>
            <text:list-item>
              <text:p text:style-name="P55">styles: constructor injection &amp; setter injection <text:span text:style-name="T64">(best choice)</text:span></text:p>
            </text:list-item>
          </text:list>
        </text:list-item>
        <text:list-item>
          <text:p text:style-name="P56">modularize logic, superclass with multiple subclasses, in spring these are the beans,<text:line-break/><text:span text:style-name="T65">then ‘</text:span><text:span text:style-name="T13">wire</text:span><text:span text:style-name="T65">’ the beans up (instantiating concrete instances of a bean),<text:line-break/>delegate this task to the spring container</text:span></text:p>
          <text:list>
            <text:list-item>
              <text:p text:style-name="P57">ApplicationContext context = new ClassPathXmlApplicationContext(“beans.xml”);<text:line-break/>context.getBean(“opsbean”, CalculateSpring.class);</text:p>
            </text:list-item>
          </text:list>
        </text:list-item>
      </text:list>
      <text:p text:style-name="P61"><text:span text:style-name="T67">beans.xml:</text:span><text:line-break/>&lt;beans xmlns="<text:a xlink:type="simple" xlink:href="http://www.springframework.org/schema/beans" text:style-name="Internet_20_link" text:visited-style-name="Visited_20_Internet_20_Link">http://www.springframework.org/schema/beans</text:a>"<text:line-break/>xmlns:xsi="<text:a xlink:type="simple" xlink:href="http://www.w3.org/2001/XMLSchema-instance" text:style-name="Internet_20_link" text:visited-style-name="Visited_20_Internet_20_Link">http://www.w3.org/2001/XMLSchema-instance</text:a>"<text:line-break/>xmlns:context="<text:a xlink:type="simple" xlink:href="http://www.springframework.org/schema/context" text:style-name="Internet_20_link" text:visited-style-name="Visited_20_Internet_20_Link">http://www.springframework.org/schema/context</text:a>"<text:line-break/>xmlns:p="<text:a xlink:type="simple" xlink:href="http://www.springframework.org/schema/p" text:style-name="Internet_20_link" text:visited-style-name="Visited_20_Internet_20_Link">http://www.springframework.org/schema/p</text:a>"<text:line-break/>xmlns:c="<text:a xlink:type="simple" xlink:href="http://www.springframework.org/schema/c" text:style-name="Internet_20_link" text:visited-style-name="Visited_20_Internet_20_Link">http://www.springframework.org/schema/c</text:a>"<text:line-break/>...&gt;</text:p>
      <text:p text:style-name="P58"><text:span text:style-name="T66"><text:tab/>&lt;bean id="add" class="domain.OperationAdd" /&gt;<text:line-break/><text:tab/>&lt;bean id=" opsbean " class="spring_wiring.CalculateSpring"&gt;<text:line-break/><text:tab/><text:tab/>&lt;property name="ops" ref="add" /&gt;<text:line-break/><text:tab/><text:tab/>&lt;property name="writer" ref="screen"/&gt;<text:line-break/><text:tab/>&lt;/bean&gt;<text:line-break/>&lt;/beans&gt;</text:span></text:p>
      <text:p text:style-name="P62">context: namespace for configuring applicationcontext<text:line-break/>p: for simple setter injection<text:line-break/>c: for simple constructor injection<text:line-break/>util: useful utilities</text:p>
      <text:p text:style-name="P58"/>
      <text:list xml:id="list163805236259164" text:continue-numbering="true" text:style-name="L5">
        <text:list-item>
          <text:p text:style-name="P59"><text:soft-page-break/>IoC container in Spring: <text:span text:style-name="T5">bean factory</text:span>, is interface, loads bean definitions from configuration source (xml or other): <text:span text:style-name="T5">factory design pattern</text:span></text:p>
          <text:list>
            <text:list-item>
              <text:p text:style-name="P60">lazy loading</text:p>
            </text:list-item>
          </text:list>
        </text:list-item>
        <text:list-item>
          <text:p text:style-name="P65">ApplicationContext<text:span text:style-name="T14"> extends BeanFactory and adds extras: resource bundles, generic loading, …</text:span></text:p>
        </text:list-item>
      </text:list>
      <text:h text:style-name="Heading_20_2" text:outline-level="2">Wiring beans</text:h>
      <text:p text:style-name="P102">Configuration: XML, annotations or mix</text:p>
      <text:p text:style-name="P105">XML:</text:p>
      <text:p text:style-name="P103">&lt;bean id="add" class="componentOperation.OpAdd" &gt;<text:line-break/><text:tab/>&lt;constructor-arg value=“15” /&gt; //what if constructor with int &amp; string?<text:line-break/>&lt;/bean&gt;</text:p>
      <text:p text:style-name="P103">&lt;bean id="add" class="componentOperation.OpAdd" &gt;<text:line-break/><text:tab/>&lt;constructor-arg type = “int”&gt;<text:line-break/><text:tab/><text:tab/>&lt;value&gt;15&lt;/value&gt;<text:line-break/><text:tab/>&lt;/constructor-arg&gt;<text:line-break/>&lt;/bean&gt;</text:p>
      <text:p text:style-name="P104">&lt;bean id=“duck" class="componentDuck.Duck"&gt;<text:line-break/><text:tab/>&lt;constructor-arg value=“Donald Duck" /&gt; //<text:span text:style-name="T68">string</text:span><text:line-break/><text:tab/>&lt;constructor-arg ref=“flyNoWay" /&gt; //<text:span text:style-name="T68">class or:<text:line-break/><text:tab/>&lt;property name="flyBehavior" ref=“flyNoWay" /&gt; //using property (setter)<text:line-break/> <text:tab/>&lt;property name = “number” value=“15” /&gt;<text:line-break/> <text:tab/>&lt;property name=“instruments”&gt; //collection<text:line-break/><text:tab/><text:tab/>&lt;list&gt; //or with set&lt;T&gt; : &lt;set&gt;<text:line-break/><text:tab/><text:tab/><text:tab/>&lt;ref bean=“guitar”/&gt;<text:line-break/><text:tab/><text:tab/><text:tab/>&lt;ref bean=“cymbal”/&gt;<text:line-break/><text:tab/><text:tab/>&lt;/list&gt;<text:line-break/><text:tab/>&lt;/property&gt;<text:line-break/><text:tab/>&lt;property name=“instruments2”&gt;<text:line-break/><text:tab/><text:tab/>&lt;map&gt;<text:line-break/><text:tab/><text:tab/><text:tab/>&lt;entry key=“GUITAR” value-ref =“guitar”/&gt; //key, key-ref, value, value-ref<text:line-break/><text:tab/><text:tab/><text:tab/>&lt;entry key=“CYMBAL” value-ref =“cymbal”/&gt;<text:line-break/><text:tab/><text:tab/>&lt;/map&gt;<text:line-break/><text:tab/>&lt;/property&gt;<text:line-break/></text:span>&lt;/bean&gt;</text:p>
      <text:h text:style-name="P118" text:outline-level="2">Annotations</text:h>
      <text:h text:style-name="Heading_20_3" text:outline-level="3">Pure:</text:h>
      <text:p text:style-name="P106"><text:span text:style-name="T69">beans.xml:</text:span></text:p>
      <text:p text:style-name="P107">&lt;?xml version="1.0" encoding="UTF-8"?&gt;<text:line-break/>&lt;beans xmlns="<text:a xlink:type="simple" xlink:href="http://www.springframework.org/schema/beans" text:style-name="Internet_20_link" text:visited-style-name="Visited_20_Internet_20_Link">http://www.springframework.org/schema/beans</text:a>" ...&gt;<text:line-break/><text:tab/>&lt;context:annotation-config/&gt; //use annotation-based wiring<text:line-break/><text:tab/>&lt;context:component-scan base-package="domain" /&gt; //<text:span text:style-name="T70">scan for injectable beans here</text:span><text:line-break/><text:tab/>&lt;context:component-scan base-package="spring_wiring" /&gt;<text:line-break/>&lt;/beans&gt;</text:p>
      <text:p text:style-name="P107"/>
      <table:table table:name="Table1" table:style-name="Table1">
        <table:table-column table:style-name="Table1.A"/>
        <table:table-column table:style-name="Table1.B"/>
        <table:table-row>
          <table:table-cell table:style-name="Table1.A1" office:value-type="string">
            <text:p text:style-name="P120">Annotation</text:p>
          </table:table-cell>
          <table:table-cell table:style-name="Table1.B1" office:value-type="string">
            <text:p text:style-name="P120">Meaning</text:p>
          </table:table-cell>
        </table:table-row>
        <table:table-row>
          <table:table-cell table:style-name="Table1.A2" office:value-type="string">
            <text:p text:style-name="P120">@Service(“...”)</text:p>
          </table:table-cell>
          <table:table-cell table:style-name="Table1.B2" office:value-type="string">
            <text:p text:style-name="P120">Dependency, <text:span text:style-name="T71">put above class to signal that you can inject it somewhere</text:span></text:p>
          </table:table-cell>
        </table:table-row>
        <table:table-row>
          <table:table-cell table:style-name="Table1.A2" office:value-type="string">
            <text:p text:style-name="P120">@Autowired</text:p>
          </table:table-cell>
          <table:table-cell table:style-name="Table1.B2" office:value-type="string">
            <text:p text:style-name="P120">Spring will inject dependency, can be applied on setter, any method, constructor or field</text:p>
          </table:table-cell>
        </table:table-row>
        <table:table-row>
          <table:table-cell table:style-name="Table1.A2" office:value-type="string">
            <text:p text:style-name="P122">@Resource(name=”...”)</text:p>
          </table:table-cell>
          <table:table-cell table:style-name="Table1.B2" office:value-type="string">
            <text:p text:style-name="P121"><text:s/>= autowired + supports name parameter<text:line-break/><text:span text:style-name="T72">put it above field/setter with name of dependency</text:span></text:p>
          </table:table-cell>
        </table:table-row>
        <table:table-row>
          <table:table-cell table:style-name="Table1.A2" office:value-type="string">
            <text:p text:style-name="P122">@Autowired<text:line-break/>@Qualifier(“screen”)</text:p>
          </table:table-cell>
          <table:table-cell table:style-name="Table1.B2" office:value-type="string">
            <text:p text:style-name="P122">@Resource(name=”screen”)</text:p>
          </table:table-cell>
        </table:table-row>
      </table:table>
      <text:p text:style-name="P107"/>
      <text:p text:style-name="P108">@Service("screen")<text:line-break/>public class ScreenWriter implements ResultWriter{…}</text:p>
      <text:p text:style-name="P109">@Service("calculate")<text:line-break/>public class CalculateSpring {<text:line-break/><text:tab/>private ResultWriter writer;</text:p>
      <text:p text:style-name="P109"><text:tab/>@Resource(name = "screen")<text:line-break/><text:tab/>public void setWriter(ResultWriter writer) { this.writer = writer; }<text:line-break/>}</text:p>
      <text:p text:style-name="P110">in startup:<text:line-break/>CalculateSpring opsbean = (CalculateSpring)context.getBean(“calculate”);</text:p>
      <text:h text:style-name="P119" text:outline-level="3">mix annotation &amp; xml:</text:h>
      <text:p text:style-name="P111">@Resource(name="operationMap")<text:line-break/>private Map&lt;String, Operation&gt; operations;</text:p>
      <text:p text:style-name="P111">xml:</text:p>
      <text:p text:style-name="P111">&lt;util:map id=“operationMap" key-type="java.lang.String" <text:line-break/><text:tab/>value-type=" componentOperation.Operation" &gt;<text:line-break/><text:tab/>&lt;entry key=“ADD" value-ref=“add" /&gt;<text:line-break/><text:tab/>&lt;entry key=“MULTIPLY" value-ref=“multiply" /&gt;<text:line-break/>&lt;/util:map&gt;</text:p>
      <text:h text:style-name="Heading_20_3" text:outline-level="3">automatic wiring</text:h>
      <text:p text:style-name="P112">Only one bean can possibly be wired</text:p>
      <text:h text:style-name="Heading_20_2" text:outline-level="2">Aspect Oriented Programming</text:h>
      <text:p text:style-name="P113">Paradigm isolating secondary/supporting functions (logging, security) from the business logic.<text:line-break/><text:span text:style-name="T73">Goal: increase modularity by allowing separation of cross-cutting concerns</text:span></text:p>
      <text:list xml:id="list8233749139865137736" text:style-name="L6">
        <text:list-item>
          <text:p text:style-name="P114">application broken down into modules</text:p>
        </text:list-item>
        <text:list-item>
          <text:p text:style-name="P115">each module provides services for its domain and requires simular ancillary functionalities (eg security, logging)</text:p>
        </text:list-item>
        <text:list-item>
          <text:p text:style-name="P116">cross-cutting concerns can be modularized into <text:span text:style-name="T5">aspects, </text:span><text:span text:style-name="T24">advantages:</text:span></text:p>
          <text:list>
            <text:list-item>
              <text:p text:style-name="P66">logic<text:span text:style-name="T14"> for each concern in one place + </text:span>service module<text:span text:style-name="T14"> contains only their <text:s/></text:span>primary concern<text:span text:style-name="T14"> and secondary concerns have been moved to aspects</text:span></text:p>
            </text:list-item>
          </text:list>
        </text:list-item>
        <text:list-item>
          <text:p text:style-name="P67"><text:span text:style-name="T14">concepts</text:span></text:p>
          <text:list>
            <text:list-item>
              <text:p text:style-name="P67">join point<text:span text:style-name="T14">: point in execution of app where </text:span>aspect can be plugged<text:span text:style-name="T14"> in,<text:line-break/></text:span><text:span text:style-name="T25">eg method being called, exception being thrown, field being modified</text:span></text:p>
            </text:list-item>
            <text:list-item>
              <text:p text:style-name="P68">advice<text:span text:style-name="T14">: code executed at certain join point, </text:span><text:span text:style-name="T26">kinds:</text:span></text:p>
              <text:list>
                <text:list-item>
                  <text:p text:style-name="P69">before<text:span text:style-name="T14"> : executes before join point</text:span></text:p>
                </text:list-item>
                <text:list-item>
                  <text:p text:style-name="P69">after<text:span text:style-name="T14">: executes after normal/exceptional exit</text:span></text:p>
                </text:list-item>
                <text:list-item>
                  <text:p text:style-name="P69">after-returning:<text:span text:style-name="T14"> after completes normally</text:span></text:p>
                </text:list-item>
                <text:list-item>
                  <text:p text:style-name="P69">after-throwing<text:span text:style-name="T14">: after method exits by throwing exceptional</text:span></text:p>
                </text:list-item>
                <text:list-item>
                  <text:p text:style-name="P69">around<text:span text:style-name="T14">: provides some functionality before &amp; after method</text:span></text:p>
                </text:list-item>
              </text:list>
            </text:list-item>
            <text:list-item>
              <text:p text:style-name="P70">Pointcut<text:span text:style-name="T14">: collection of joinpoints to define when advice should be executed</text:span></text:p>
            </text:list-item>
            <text:list-item>
              <text:p text:style-name="P70">target object<text:span text:style-name="T14">: object being advised by 1+ aspects </text:span></text:p>
            </text:list-item>
            <text:list-item>
              <text:p text:style-name="P71"><text:span text:style-name="T14">AOP proxy: object created by AOP framework including advice</text:span></text:p>
            </text:list-item>
            <text:list-item>
              <text:p text:style-name="P71"><text:soft-page-break/><text:span text:style-name="T14">Weaving: assembling aspects to create an advised object, performed at runtime</text:span></text:p>
            </text:list-item>
            <text:list-item>
              <text:p text:style-name="P72"><text:span text:style-name="T14">AspectJ is popular AOP framework, java-like syntax, we use this</text:span></text:p>
              <text:list>
                <text:list-item>
                  <text:p text:style-name="P73"><text:span text:style-name="T14">add jars: aspectjweaver, aspectjrt, aopalliance</text:span></text:p>
                </text:list-item>
              </text:list>
            </text:list-item>
          </text:list>
        </text:list-item>
      </text:list>
      <text:p text:style-name="P74"><text:span text:style-name="T28">example: audience and performer, performer performs, and audience should respond on its own, </text:span><text:span text:style-name="T27">audience is cross-cutting concern.</text:span></text:p>
      <text:p text:style-name="P75"><text:span text:style-name="T74">@</text:span>Aspect<text:line-break/><text:span text:style-name="T14">public class Audience{<text:line-break/> <text:tab/></text:span>@Pointcut(“execution(* *.perform(..))”)<text:span text:style-name="T14"><text:line-break/><text:tab/>public void performance(){…}</text:span></text:p>
      <text:p text:style-name="P76"><text:span text:style-name="T14"><text:tab/></text:span><text:span text:style-name="T75">@Before(“performance()”)</text:span><text:span text:style-name="T30"><text:line-break/><text:tab/>public void takeSeats(){…</text:span><text:span text:style-name="T31">}</text:span></text:p>
      <text:p text:style-name="P77"><text:span text:style-name="T31"><text:tab/></text:span><text:span text:style-name="T76">@AfterReturning(“performance()”)</text:span><text:span text:style-name="T31"><text:line-break/><text:tab/>public void </text:span><text:span text:style-name="T33">applaud</text:span><text:span text:style-name="T31">(){…}</text:span></text:p>
      <text:p text:style-name="P78"><text:span text:style-name="T31"><text:tab/></text:span><text:span text:style-name="T76">@AfterThrowing(“performance()”)</text:span><text:span text:style-name="T31"><text:line-break/><text:tab/>public void </text:span><text:span text:style-name="T32">demandRefund(){…</text:span><text:span text:style-name="T31">} </text:span></text:p>
      <text:p text:style-name="P78"><text:span text:style-name="T31"><text:tab/></text:span><text:span text:style-name="T37">@</text:span><text:span text:style-name="T78">After(“performance()”) </text:span><text:span text:style-name="T37">public void blah(){...}</text:span><text:span text:style-name="T29">}</text:span></text:p>
      <text:list xml:id="list2939336482010571597" text:style-name="L7">
        <text:list-item>
          <text:p text:style-name="P79"><text:span text:style-name="T14">execution: when method is executed</text:span></text:p>
        </text:list-item>
        <text:list-item>
          <text:p text:style-name="P79"><text:span text:style-name="T14">first * : with any return type</text:span></text:p>
        </text:list-item>
        <text:list-item>
          <text:p text:style-name="P79"><text:span text:style-name="T14">second * : on any class</text:span></text:p>
        </text:list-item>
        <text:list-item>
          <text:p text:style-name="P79"><text:span text:style-name="T14">perform() : the perform method</text:span></text:p>
        </text:list-item>
        <text:list-item>
          <text:p text:style-name="P79"><text:span text:style-name="T14">.. : with any set of parameters</text:span></text:p>
        </text:list-item>
      </text:list>
      <text:p text:style-name="P80"><text:span text:style-name="T14">&lt;?xml version="1.0" encoding="UTF-8"?&gt;<text:line-break/>&lt;beans xmlns="</text:span><text:a xlink:type="simple" xlink:href="http://www.springframework.org/schema/beans" text:style-name="Internet_20_link" text:visited-style-name="Visited_20_Internet_20_Link"><text:span text:style-name="T14">http://www.springframework.org/schema/beans</text:span></text:a><text:span text:style-name="T14">" xmlns:xsi="</text:span><text:a xlink:type="simple" xlink:href="http://www.w3.org/2001/XMLSchema-instance" text:style-name="Internet_20_link" text:visited-style-name="Visited_20_Internet_20_Link"><text:span text:style-name="T14">http://www.w3.org/2001/XMLSchema-instance</text:span></text:a><text:span text:style-name="T14">"<text:line-break/></text:span>xmlns:aop="<text:a xlink:type="simple" xlink:href="http://www.springframework.org/schema/aop" text:style-name="Internet_20_link" text:visited-style-name="Visited_20_Internet_20_Link">http://www.springframework.org/schema/aop</text:a>"<text:span text:style-name="T14"><text:line-break/>xsi:schemaLocation="</text:span><text:a xlink:type="simple" xlink:href="http://www.springframework.org/schema/beans" text:style-name="Internet_20_link" text:visited-style-name="Visited_20_Internet_20_Link"><text:span text:style-name="T14">http://www.springframework.org/schema/beans</text:span></text:a><text:span text:style-name="T14"><text:line-break/></text:span><text:a xlink:type="simple" xlink:href="http://www.springframework.org/schema/beans/spring-beans-4.0.xsd" text:style-name="Internet_20_link" text:visited-style-name="Visited_20_Internet_20_Link"><text:span text:style-name="T14">http://www.springframework.org/schema/beans/spring-beans-4.0.xsd</text:span></text:a><text:span text:style-name="T14"><text:line-break/></text:span><text:a xlink:type="simple" xlink:href="http://www.springframework.org/schema/aop" text:style-name="Internet_20_link" text:visited-style-name="Visited_20_Internet_20_Link">http://www.springframework.org/schema/aop</text:a><text:span text:style-name="T14"><text:line-break/></text:span>http://www.springframework.org/schema/aop/spring-aop-4.0.xsd"<text:span text:style-name="T14">&gt;</text:span></text:p>
      <text:p text:style-name="P80"><text:span text:style-name="T14">&lt;bean id="audience" class="domain.Audience"/&gt;<text:line-break/></text:span>&lt;aop:aspectj-autoproxy/&gt; //<text:span text:style-name="T77">spring automatically creates proxies for your beans</text:span><text:span text:style-name="T34"> </text:span><text:span text:style-name="T35">that are matches by your aspectJ aspects</text:span><text:line-break/><text:span text:style-name="T14">&lt;bean id="alicia" class="domain.Singer"&gt;<text:line-break/><text:tab/>&lt;constructor-arg value="Alicia Keys" /&gt;&lt;property name="song" value="No One" /&gt;<text:line-break/>&lt;/bean&gt;<text:line-break/>&lt;bean id="mika" class="domain.Singer"&gt;<text:line-break/><text:tab/>&lt;constructor-arg value="Mika"/&gt; &lt;constructor-arg value="Relax"/&gt; &lt;/bean&gt; &lt;/beans&gt;</text:span></text:p>
      <text:p text:style-name="P81"><text:soft-page-break/><text:span text:style-name="T14">@Aspect<text:line-break/>public class CalculatorLoggingAspect{<text:line-break/><text:tab/>private Log log = LogFactory.getLog(this.getClass());</text:span></text:p>
      <text:p text:style-name="P81"><text:span text:style-name="T14"><text:tab/></text:span>@Before("execution(* ArithmeticCaculator.add(..))")<text:span text:style-name="T14"><text:line-break/><text:tab/>public void logBefore(){ log.info(“The method add() begins”); }<text:line-break/>}</text:span></text:p>
      <text:p text:style-name="P81"><text:span text:style-name="T14">→</text:span><text:span text:style-name="T36"> execution add() method of interface with any modifier (public, …) any return type</text:span></text:p>
      <text:p text:style-name="P82"><text:span text:style-name="T14">@Before(“execution(* ArithmeticCaculator.add(..)) </text:span>&amp;&amp;<text:span text:style-name="T14"> within(domain.calculator.*)“)</text:span></text:p>
      <text:p text:style-name="P83"><text:span text:style-name="T14">&amp;&amp; (and), || (or), ! (not)</text:span></text:p>
      <text:p text:style-name="P84"><text:span text:style-name="T14">@Before("execution(* *.*(..))") : all methods</text:span></text:p>
      <text:p text:style-name="P85"><text:span text:style-name="T14">@AfterThrowing(pointcut = “execution(* *.*(..))”, throwing = “e”)<text:line-break/></text:span><text:span text:style-name="T38">public void logAfterThrowing(JoinPoint joinPoint, Throwable e) {<text:line-break/><text:tab/>log.error(e + “has been thrown in “ + jointPoint.getSignature().getName() + “()” ); <text:line-break/>}</text:span></text:p>
      <text:p text:style-name="P86"><text:span text:style-name="T38">@AfterThrowing(pointcut = “execution(* *.*(..))”, throwing = “e”)<text:line-break/>public void logAfterThrowing(JoinPoint joinPoint, IllegalArgumentException e) {<text:line-break/><text:tab/>… //</text:span><text:span text:style-name="T14">when illegalargumentexception thrown<text:line-break/>}</text:span></text:p>
      <text:p text:style-name="P87"><text:span text:style-name="T14">@Around("execution(* *.perform(..))")<text:line-break/>public void watchPerformance(ProceedingJoinPoint joinpoint){<text:line-break/><text:tab/>… //</text:span><text:span text:style-name="T39">do something before execution<text:line-break/><text:tab/></text:span><text:span text:style-name="T79">joinpoint.proceed();<text:line-break/><text:tab/>… //</text:span><text:span text:style-name="T39">do something after execution</text:span><text:span text:style-name="T14"><text:line-break/>}</text:span></text:p>
      <text:p text:style-name="P88"><text:span text:style-name="T14">doing this with xml:</text:span></text:p>
      <text:p text:style-name="P89"><text:span text:style-name="T14">&lt;bean id="audience" class="domain.Audience"/&gt;<text:line-break/><text:tab/>&lt;aop:config&gt;<text:line-break/><text:tab/><text:tab/>&lt;aop:aspect ref = "audience"&gt;<text:line-break/><text:tab/><text:tab/><text:tab/>&lt;aop:pointcut id="performance" expression="execution(* *.perform(..))"/&gt;<text:line-break/><text:tab/><text:tab/><text:tab/>&lt;aop:before method="takeSeats" pointcut-ref="performance"/&gt;<text:line-break/><text:tab/><text:tab/><text:tab/>&lt;aop:before method="turnOffCellPhones" pointcut-ref="performance"/&gt;<text:line-break/><text:tab/><text:tab/><text:tab/>&lt;aop:after-returning method="applaud" pointcut-ref="performance"/&gt;<text:line-break/><text:tab/><text:tab/><text:tab/>&lt;aop:after-throwing method="demandRefund" pointcut-ref="performance"/&gt;<text:line-break/><text:tab/><text:tab/>&lt;/aop:aspect&gt;<text:line-break/><text:tab/>&lt;/aop:config&gt;<text:line-break/>&lt;/bea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19:26.824752079</meta:creation-date>
    <meta:generator>LibreOffice/5.1.6.2$Linux_X86_64 LibreOffice_project/10m0$Build-2</meta:generator>
    <dc:date>2017-05-25T16:37:47.954278778</dc:date>
    <meta:editing-duration>PT5H39M12S</meta:editing-duration>
    <meta:editing-cycles>233</meta:editing-cycles>
    <meta:document-statistic meta:table-count="1" meta:image-count="0" meta:object-count="0" meta:page-count="11" meta:paragraph-count="178" meta:word-count="2056" meta:character-count="17077" meta:non-whitespace-character-count="15181"/>
  </office:meta>
</office:document-meta>
</file>